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Filter.writeKeyValue( String key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fterFilter.writeAfter( JSONSerializer serializer , Object object , char sep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